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117332" officeooo:paragraph-rsid="00117332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paragraph-rsid="00117332" style:font-size-asian="10pt" style:font-size-complex="10pt"/>
    </style:style>
    <style:style style:name="P3" style:family="paragraph" style:parent-style-name="Standard">
      <style:text-properties style:font-name="Courier New" fo:font-size="10pt" fo:font-weight="bold" officeooo:rsid="0017b82d" officeooo:paragraph-rsid="0017b82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1pt" style:text-underline-style="none" fo:font-weight="bold" officeooo:rsid="001782c2" officeooo:paragraph-rsid="001782c2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" fo:font-size="11pt" style:text-underline-style="none" fo:font-weight="normal" officeooo:rsid="001782c2" officeooo:paragraph-rsid="001782c2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Courier New" fo:font-size="11pt" style:text-underline-style="none" fo:font-weight="normal" officeooo:rsid="001782c2" officeooo:paragraph-rsid="001416d9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Courier New" fo:font-size="11pt" style:text-underline-style="none" fo:font-weight="bold" officeooo:rsid="001416d9" officeooo:paragraph-rsid="001416d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ourier New" fo:font-size="11pt" style:text-underline-style="none" fo:font-weight="normal" officeooo:rsid="001416d9" officeooo:paragraph-rsid="001416d9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Courier New" fo:font-size="11pt" style:text-underline-style="none" fo:font-weight="normal" officeooo:rsid="001416d9" officeooo:paragraph-rsid="00155fae" style:font-size-asian="11pt" style:font-weight-asian="normal" style:font-size-complex="11pt" style:font-weight-complex="normal"/>
    </style:style>
    <style:style style:name="T1" style:family="text">
      <style:text-properties officeooo:rsid="001416d9"/>
    </style:style>
    <style:style style:name="T2" style:family="text">
      <style:text-properties style:font-name="Courier New" fo:font-weight="bold" officeooo:rsid="00117332" style:font-weight-asian="bold" style:font-weight-complex="bold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16d9" style:font-weight-asian="bold" style:font-weight-complex="bold"/>
    </style:style>
    <style:style style:name="T6" style:family="text">
      <style:text-properties officeooo:rsid="00155fae"/>
    </style:style>
    <style:style style:name="T7" style:family="text">
      <style:text-properties officeooo:rsid="001782c2"/>
    </style:style>
    <style:style style:name="T8" style:family="text">
      <style:text-properties style:text-underline-style="solid" style:text-underline-width="auto" style:text-underline-color="font-color" fo:font-weight="bold" officeooo:rsid="001782c2" style:font-weight-asian="bold" style:font-weight-complex="bold"/>
    </style:style>
    <style:style style:name="T9" style:family="text">
      <style:text-properties style:text-underline-style="dotted" style:text-underline-width="bold" style:text-underline-color="font-color"/>
    </style:style>
    <style:style style:name="T10" style:family="text">
      <style:text-properties officeooo:rsid="0017009d"/>
    </style:style>
    <style:style style:name="T11" style:family="text">
      <style:text-properties style:text-underline-style="dotted" style:text-underline-width="bold" style:text-underline-color="font-color" officeooo:rsid="00155f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<text:span text:style-name="T1">6</text:span></text:p>
      <text:p text:style-name="P2"><text:span text:style-name="T2">Tema 4: </text:span><text:span text:style-name="T3">Transformación al Modelo Relacional</text:span> </text:p>
      <text:p text:style-name="P3">Óscar Amaya Cortés</text:p>
      <text:p text:style-name="P1"/>
      <text:p text:style-name="P4">Ejercicio 1.</text:p>
      <text:p text:style-name="P5"/>
      <text:p text:style-name="P6">− <text:span text:style-name="T1">Escritor</text:span>(<text:span text:style-name="T4">#</text:span><text:span text:style-name="T5">i</text:span><text:span text:style-name="T4">d</text:span>, Nombre) </text:p>
      <text:p text:style-name="P6">− <text:span text:style-name="T1">Seguidor</text:span>(<text:span text:style-name="T4">#</text:span><text:span text:style-name="T5">escritor_id</text:span><text:span text:style-name="T4">, #</text:span><text:span text:style-name="T5">seguidor_id</text:span><text:span text:style-name="T1">, fecha</text:span>) </text:p>
      <text:p text:style-name="P6"><text:tab/>- <text:s/><text:span text:style-name="T1">escritor_id → escritor(not ull, M:</text:span><text:span text:style-name="T6">C</text:span><text:span text:style-name="T1">, B:R)</text:span></text:p>
      <text:p text:style-name="P6"><text:tab/>- <text:s/><text:span text:style-name="T1">seguidor_id → seguidor(not null, M:R, B:R)</text:span></text:p>
      <text:p text:style-name="P6"/>
      <text:p text:style-name="P7">Ejercicio 2.</text:p>
      <text:p text:style-name="P7"/>
      <text:p text:style-name="P8">- Profesor<text:span text:style-name="T7">(</text:span><text:span text:style-name="T8">#</text:span><text:span text:style-name="T4">i</text:span><text:span text:style-name="T8">d</text:span><text:span text:style-name="T7">, Nombre, </text:span>fecha, <text:span text:style-name="T9">jefe_id</text:span><text:span text:style-name="T7">)</text:span></text:p>
      <text:p text:style-name="P8"><text:tab/>- jefe_id → profesor(not null, M:C, B:R)</text:p>
      <text:p text:style-name="P8"/>
      <text:p text:style-name="P7">Ejercicio 3.</text:p>
      <text:p text:style-name="P7"/>
      <text:p text:style-name="P8">- Empleado<text:span text:style-name="T7">(</text:span><text:span text:style-name="T8">#</text:span><text:span text:style-name="T4">i</text:span><text:span text:style-name="T8">d</text:span><text:span text:style-name="T7">, Nombre)</text:span></text:p>
      <text:p text:style-name="P8">- Pareja(<text:span text:style-name="T4">#empleado_id</text:span>, <text:span text:style-name="T9">pareja_id</text:span>, fecha, dias)</text:p>
      <text:p text:style-name="P8"><text:tab/>- empleado_ id → empleado(not null, M:<text:span text:style-name="T6">C</text:span>, B:R) </text:p>
      <text:p text:style-name="P8"><text:tab/>- pareja_id → empleado(not null, M:<text:span text:style-name="T6">C</text:span>, B:R)</text:p>
      <text:p text:style-name="P8"/>
      <text:p text:style-name="P7">Ejercicio <text:span text:style-name="T10">4</text:span>.</text:p>
      <text:p text:style-name="P8"/>
      <text:p text:style-name="P9">- Empleado<text:span text:style-name="T7">(</text:span><text:span text:style-name="T8">#</text:span><text:span text:style-name="T4">i</text:span><text:span text:style-name="T8">d</text:span><text:span text:style-name="T7">, Nombre, </text:span><text:span text:style-name="T11">jefe_id</text:span><text:span text:style-name="T6">, fecha, dias</text:span><text:span text:style-name="T7">)</text:span></text:p>
      <text:p text:style-name="P9"><text:tab/>- <text:span text:style-name="T6">jefe_id → empleado(not null, M:C, B: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8:47:09.589677900</meta:creation-date>
    <dc:date>2025-11-21T09:36:22.252630300</dc:date>
    <meta:editing-duration>PT8M58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9" meta:word-count="88" meta:character-count="609" meta:non-whitespace-character-count="528"/>
  </office:meta>
</office:document-meta>
</file>